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7.5pt" fo:font-weight="bold" style:font-size-asian="7.5pt" style:font-weight-asian="bold" style:font-size-complex="7.5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ourier New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7.5pt" style:font-size-asian="7.5pt" style:font-size-complex="7.5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ourier New" fo:font-size="7.5pt" fo:font-weight="normal" style:font-size-asian="7.5pt" style:language-asian="en" style:country-asian="GB" style:font-weight-asian="normal" style:font-size-complex="7.5pt" style:font-weight-complex="normal"/>
    </style:style>
    <style:style style:name="T2" style:family="text">
      <style:text-properties style:font-name="Courier New" fo:font-size="7.5pt" fo:font-weight="normal" style:font-size-asian="7.5pt" style:font-weight-asian="normal" style:font-size-complex="7.5pt" style:font-weight-complex="normal"/>
    </style:style>
    <style:style style:name="T3" style:family="text">
      <style:text-properties style:font-name="Courier New" fo:font-size="7.5pt" fo:font-weight="bold" style:font-size-asian="7.5pt" style:font-weight-asian="bold" style:font-size-complex="7.5pt" style:font-weight-complex="bold"/>
    </style:style>
    <style:style style:name="T4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urier New" fo:font-size="7.5pt" style:font-size-asian="7.5pt" style:font-size-complex="7.5pt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="none" draw:textarea-horizontal-align="center" draw:textarea-vertical-align="middle" style:run-through="foreground"/>
    </style:style>
    <style:style style:name="gr4" style:family="graphic">
      <style:graphic-properties draw:stroke="solid" svg:stroke-color="#000000" draw:fill="none" draw:fill-color="#ffffff" fo:min-height="2.3646in" fo:padding-left="0.05in" style:run-through="foreground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4902in" style:run-through="foreground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0.4909in" style:run-through="foreground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2.0217in" fo:padding-left="0.05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791in" style:run-through="foreground"/>
      <style:paragraph-properties style:writing-mode="lr-tb"/>
    </style:style>
    <style:style style:name="gr9" style:family="graphic">
      <style:graphic-properties svg:stroke-width="0.0402in" svg:stroke-color="#000000" draw:marker-start-width="0.2in" draw:marker-end="Arrow" draw:marker-end-width="0.2in" draw:textarea-horizontal-align="center" draw:textarea-vertical-align="middle" fo:padding-top="0.0201in" fo:padding-bottom="0.0201in" fo:padding-left="0.0201in" fo:padding-right="0.0201in" style:run-through="foreground"/>
    </style:style>
    <style:style style:name="gr10" style:family="graphic">
      <style:graphic-properties svg:stroke-color="#000000" draw:textarea-horizontal-align="center" draw:textarea-vertical-align="middle" style:run-through="foreground"/>
    </style:style>
    <style:style style:name="gr11" style:family="graphic">
      <style:graphic-properties svg:stroke-color="#000000" draw:marker-end="Arrow" draw:textarea-horizontal-align="center" draw:textarea-vertical-align="middle" style:run-through="foreground"/>
    </style:style>
    <style:style style:name="gr12" style:family="graphic">
      <style:graphic-properties svg:stroke-color="#000000" draw:marker-start="Arrow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g draw:style-name="gr2"><draw:rect draw:style-name="gr3" draw:text-style-name="P1" svg:width="6.5315in" svg:height="5.5941in" svg:x="0in" svg:y="0in"><text:p/></draw:rect><draw:frame draw:style-name="gr4" draw:text-style-name="P3" svg:width="2.8961in" svg:height="2.365in" svg:x="0.1354in" svg:y="0.4689in"><draw:text-box><text:p><text:span text:style-name="T1">policy_module(ada, 1.2.0)</text:span></text:p><text:p><text:span text:style-name="T2">#</text:span></text:p><text:p><text:span text:style-name="T2"># Declarations</text:span></text:p><text:p><text:span text:style-name="T2">#</text:span></text:p><text:p><text:span text:style-name="T2">type ada_t;</text:span></text:p><text:p><text:span text:style-name="T2">type ada_exec_t;</text:span></text:p><text:p><text:span text:style-name="T3">application_domain(ada_t, ada_exec_t)</text:span></text:p><text:p><text:span text:style-name="T2">role system_r types ada_t;</text:span></text:p><text:p><text:span text:style-name="T2"/></text:p><text:p><text:span text:style-name="T2">#</text:span></text:p><text:p><text:span text:style-name="T2"># Local policy</text:span></text:p><text:p><text:span text:style-name="T2">#</text:span></text:p><text:p><text:span text:style-name="T2">allow ada_t self:process { execstack execmem </text:span><text:span text:style-name="T2">};</text:span></text:p><text:p><text:span text:style-name="T2"/></text:p><text:p><text:span text:style-name="T2">optional_policy(`</text:span></text:p><text:p><text:span text:style-name="T2"><text:tab/></text:span><text:span text:style-name="T3">unconfined_domain_noaudit(ada_t)</text:span></text:p><text:p text:style-name="P2"><text:span text:style-name="T2">') <text:s text:c="4"/></text:span></text:p></draw:text-box></draw:frame><draw:frame draw:style-name="gr5" draw:text-style-name="P5" svg:width="2.7504in" svg:height="0.4906in" svg:x="3.6772in" svg:y="1.1252in"><draw:text-box><text:p text:style-name="P4"><text:span text:style-name="T4"/></text:p><text:p text:style-name="P4"><text:span text:style-name="T2">application_domain( domain , entry_point )</text:span></text:p></draw:text-box></draw:frame><draw:frame draw:style-name="gr6" draw:text-style-name="P5" svg:width="2.313in" svg:height="0.4913in" svg:x="3.7189in" svg:y="2.3126in"><draw:text-box><text:p text:style-name="P4"><text:span text:style-name="T4"/></text:p><text:p text:style-name="P4"><text:span text:style-name="T2">unconfined_domain_noaudit( domain )</text:span></text:p></draw:text-box></draw:frame><draw:frame draw:style-name="gr7" draw:text-style-name="P6" svg:width="3.0106in" svg:height="2.0217in" svg:x="0.0728in" svg:y="3.4583in"><draw:text-box><text:p><text:span text:style-name="T5">m</text:span><text:span text:style-name="T5">o</text:span><text:span text:style-name="T5">d</text:span><text:span text:style-name="T5">u</text:span><text:span text:style-name="T5">l</text:span><text:span text:style-name="T5">e</text:span><text:span text:style-name="T5"> </text:span><text:span text:style-name="T5">a</text:span><text:span text:style-name="T5">d</text:span><text:span text:style-name="T5">a</text:span><text:span text:style-name="T5"> </text:span><text:span text:style-name="T5">1</text:span><text:span text:style-name="T5">.</text:span><text:span text:style-name="T5">2</text:span><text:span text:style-name="T5">.</text:span><text:span text:style-name="T5">0</text:span><text:span text:style-name="T5">;</text:span></text:p><text:p><text:span text:style-name="T5"><text:tab/>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 </text:span><text:span text:style-name="T5">{</text:span></text:p><text:p><text:span text:style-name="T5"><text:tab/></text:span><text:span text:style-name="T5"><text:tab/></text:span><text:span text:style-name="T5">r</text:span><text:span text:style-name="T5">o</text:span><text:span text:style-name="T5">l</text:span><text:span text:style-name="T5">e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_</text:span><text:span text:style-name="T5">r</text:span><text:span text:style-name="T5">;</text:span></text:p><text:p><text:span text:style-name="T5">.</text:span><text:span text:style-name="T5">.</text:span><text:span text:style-name="T5">.</text:span><text:span text:style-name="T5">.</text:span></text:p><text:p><text:span text:style-name="T5">.</text:span><text:span text:style-name="T5">.</text:span><text:span text:style-name="T5">.</text:span><text:span text:style-name="T5">.</text:span></text:p><text:p><text:span text:style-name="T5">#</text:span><text:span text:style-name="T5">#</text:span><text:span text:style-name="T5">#</text:span><text:span text:style-name="T5">#</text:span><text:span text:style-name="T5">#</text:span><text:span text:style-name="T5"> </text:span><text:span text:style-name="T3">b</text:span><text:span text:style-name="T3">e</text:span><text:span text:style-name="T3">g</text:span><text:span text:style-name="T3">i</text:span><text:span text:style-name="T3">n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_</text:span><text:span text:style-name="T3">t</text:span><text:span text:style-name="T3">y</text:span><text:span text:style-name="T3">p</text:span><text:span text:style-name="T3">e</text:span><text:span text:style-name="T3">(</text:span><text:span text:style-name="T3">a</text:span><text:span text:style-name="T3">d</text:span><text:span text:style-name="T3">a</text:span><text:span text:style-name="T3">_</text:span><text:span text:style-name="T3">t</text:span><text:span text:style-name="T3">)</text:span></text:p><text:p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 </text:span><text:span text:style-name="T5">{</text:span><text:span text:style-name="T5"><text:tab/></text:span></text:p><text:p><text:span text:style-name="T5"><text:tab/></text:span><text:span text:style-name="T5">a</text:span><text:span text:style-name="T5">t</text:span><text:span text:style-name="T5">t</text:span><text:span text:style-name="T5">r</text:span><text:span text:style-name="T5">i</text:span><text:span text:style-name="T5">b</text:span><text:span text:style-name="T5">u</text:span><text:span text:style-name="T5">t</text:span><text:span text:style-name="T5">e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_</text:span><text:span text:style-name="T5">d</text:span><text:span text:style-name="T5">o</text:span><text:span text:style-name="T5">m</text:span><text:span text:style-name="T5">a</text:span><text:span text:style-name="T5">i</text:span><text:span text:style-name="T5">n</text:span><text:span text:style-name="T5">_</text:span><text:span text:style-name="T5">t</text:span><text:span text:style-name="T5">y</text:span><text:span text:style-name="T5">p</text:span><text:span text:style-name="T5">e</text:span><text:span text:style-name="T5">;</text:span></text:p><text:p><text:span text:style-name="T5">.</text:span><text:span text:style-name="T5">.</text:span><text:span text:style-name="T5">.</text:span><text:span text:style-name="T5">.</text:span><text:span text:style-name="T5">.</text:span></text:p><text:p><text:span text:style-name="T5">.</text:span><text:span text:style-name="T5">.</text:span><text:span text:style-name="T5">.</text:span><text:span text:style-name="T5">.</text:span></text:p><text:p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 </text:span><text:span text:style-name="T5">{</text:span><text:span text:style-name="T5"> </text:span><text:span text:style-name="T5"><text:tab/></text:span><text:span text:style-name="T5">#</text:span><text:span text:style-name="T5"> </text:span><text:span text:style-name="T5">s</text:span><text:span text:style-name="T5">t</text:span><text:span text:style-name="T5">a</text:span><text:span text:style-name="T5">r</text:span><text:span text:style-name="T5">t</text:span><text:span text:style-name="T5">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 </text:span><text:span text:style-name="T5">#</text:span><text:span text:style-name="T5">6</text:span><text:span text:style-name="T5"> </text:span><text:span text:style-name="T5"><text:tab/></text:span></text:p><text:p><text:span text:style-name="T5">#</text:span><text:span text:style-name="T5">#</text:span><text:span text:style-name="T5">#</text:span><text:span text:style-name="T5">#</text:span><text:span text:style-name="T5">#</text:span><text:span text:style-name="T5"> </text:span><text:span text:style-name="T3">b</text:span><text:span text:style-name="T3">e</text:span><text:span text:style-name="T3">g</text:span><text:span text:style-name="T3">i</text:span><text:span text:style-name="T3">n</text:span><text:span text:style-name="T3"> </text:span><text:span text:style-name="T3">u</text:span><text:span text:style-name="T3">n</text:span><text:span text:style-name="T3">c</text:span><text:span text:style-name="T3">o</text:span><text:span text:style-name="T3">n</text:span><text:span text:style-name="T3">f</text:span><text:span text:style-name="T3">i</text:span><text:span text:style-name="T3">n</text:span><text:span text:style-name="T3">e</text:span><text:span text:style-name="T3">d</text:span><text:span text:style-name="T3">_</text:span><text:span text:style-name="T3">d</text:span><text:span text:style-name="T3">o</text:span><text:span text:style-name="T3">m</text:span><text:span text:style-name="T3">a</text:span><text:span text:style-name="T3">i</text:span><text:span text:style-name="T3">n</text:span><text:span text:style-name="T3">_</text:span><text:span text:style-name="T3">n</text:span><text:span text:style-name="T3">o</text:span><text:span text:style-name="T3">a</text:span><text:span text:style-name="T3">u</text:span><text:span text:style-name="T3">d</text:span><text:span text:style-name="T3">i</text:span><text:span text:style-name="T3">t</text:span><text:span text:style-name="T3">(</text:span><text:span text:style-name="T3">a</text:span><text:span text:style-name="T3">d</text:span><text:span text:style-name="T3">a</text:span><text:span text:style-name="T3">_</text:span><text:span text:style-name="T3">t</text:span><text:span text:style-name="T3">)</text:span></text:p><text:p><text:span text:style-name="T5"><text:tab/>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 </text:span><text:span text:style-name="T5">{</text:span></text:p><text:p><text:span text:style-name="T5"><text:tab/></text:span><text:span text:style-name="T5"><text:tab/></text:span><text:span text:style-name="T5">c</text:span><text:span text:style-name="T5">l</text:span><text:span text:style-name="T5">a</text:span><text:span text:style-name="T5">s</text:span><text:span text:style-name="T5">s</text:span><text:span text:style-name="T5"> </text:span><text:span text:style-name="T5">d</text:span><text:span text:style-name="T5">b</text:span><text:span text:style-name="T5">u</text:span><text:span text:style-name="T5">s</text:span><text:span text:style-name="T5"> </text:span><text:span text:style-name="T5">{</text:span><text:span text:style-name="T5"> </text:span><text:span text:style-name="T5">a</text:span><text:span text:style-name="T5">c</text:span><text:span text:style-name="T5">q</text:span><text:span text:style-name="T5">u</text:span><text:span text:style-name="T5">i</text:span><text:span text:style-name="T5">r</text:span><text:span text:style-name="T5">e</text:span><text:span text:style-name="T5">_</text:span><text:span text:style-name="T5">s</text:span><text:span text:style-name="T5">v</text:span><text:span text:style-name="T5">c</text:span><text:span text:style-name="T5"> </text:span><text:span text:style-name="T5">s</text:span><text:span text:style-name="T5">e</text:span><text:span text:style-name="T5">n</text:span><text:span text:style-name="T5">d</text:span><text:span text:style-name="T5">_</text:span><text:span text:style-name="T5">m</text:span><text:span text:style-name="T5">s</text:span><text:span text:style-name="T5">g</text:span><text:span text:style-name="T5"> </text:span><text:span text:style-name="T5">}</text:span><text:span text:style-name="T5">;</text:span></text:p><text:p><text:span text:style-name="T5">.</text:span><text:span text:style-name="T5">.</text:span><text:span text:style-name="T5">.</text:span><text:span text:style-name="T5">.</text:span></text:p><text:p><text:span text:style-name="T5">.</text:span><text:span text:style-name="T5">.</text:span><text:span text:style-name="T5">.</text:span><text:span text:style-name="T5">.</text:span></text:p></draw:text-box></draw:frame><draw:frame draw:style-name="gr8" draw:text-style-name="P7" svg:width="2.0213in" svg:height="0.3795in" svg:x="1.2811in" svg:y="3.0165in"><draw:text-box><text:p text:style-name="P4"><text:span text:style-name="T6">Resulting expanded module in </text:span><text:span text:style-name="T7">./policy/tmp/ada.tmp</text:span></text:p></draw:text-box></draw:frame><draw:line draw:style-name="gr9" draw:text-style-name="P4" svg:x1="1.1252in" svg:y1="2.8437in" svg:x2="1.1252in" svg:y2="3.4583in"><text:p/></draw:line><draw:line draw:style-name="gr9" draw:text-style-name="P4" svg:x1="2.4791in" svg:y1="2.5453in" svg:x2="3.7189in" svg:y2="2.5307in"><text:p/></draw:line><draw:line draw:style-name="gr10" draw:text-style-name="P4" svg:x1="4.8543in" svg:y1="2.75in" svg:x2="4.8543in" svg:y2="4.8752in"><text:p/></draw:line><draw:line draw:style-name="gr11" draw:text-style-name="P4" svg:x1="4.8543in" svg:y1="4.8752in" svg:x2="2.948in" svg:y2="4.8752in"><text:p/></draw:line><draw:line draw:style-name="gr10" draw:text-style-name="P4" svg:x1="6.2917in" svg:y1="1.5626in" svg:x2="6.2917in" svg:y2="4.1669in"><text:p/></draw:line><draw:line draw:style-name="gr12" draw:text-style-name="P4" svg:x1="2.3646in" svg:y1="4.1661in" svg:x2="6.2917in" svg:y2="4.1661in"><text:p/></draw:line><draw:frame draw:style-name="gr8" draw:text-style-name="P7" svg:width="2.698in" svg:height="0.3795in" svg:x="3.5102in" svg:y="1.9646in"><draw:text-box><text:p text:style-name="P4"><text:span text:style-name="T6">Application Interface code extracted from </text:span><text:span text:style-name="T8">./policy/module/system/unconfined.if</text:span></text:p></draw:text-box></draw:frame><draw:frame draw:style-name="gr8" draw:text-style-name="P7" svg:width="2.8024in" svg:height="0.3795in" svg:x="3.6252in" svg:y="0.7457in"><draw:text-box><text:p text:style-name="P4"><text:span text:style-name="T6">Application Interface code extracted from </text:span><text:span text:style-name="T8">./policy/module/system/application.if</text:span></text:p></draw:text-box></draw:frame><draw:frame draw:style-name="gr8" draw:text-style-name="P7" svg:width="2.698in" svg:height="0.3795in" svg:x="0.2398in" svg:y="0.0437in"><draw:text-box><text:p text:style-name="P4"><text:span text:style-name="T7">ada</text:span><text:span text:style-name="T6"> loadable module extracted from </text:span><text:span text:style-name="T8">./policy/module/apps/ada.te</text:span></text:p></draw:text-box></draw:frame></draw:g><draw:line draw:style-name="gr9" draw:text-style-name="P4" svg:x1="2.5228in" svg:y1="1.3618in" svg:x2="3.6772in" svg:y2="1.3618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in" fo:page-height="5.7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5:42:03.623622582</meta:creation-date>
    <dc:date>2020-07-30T15:43:38.945018517</dc:date>
    <meta:editing-duration>PT1M3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